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07b194" officeooo:paragraph-rsid="0007b194"/>
    </style:style>
    <style:style style:name="T1" style:family="text">
      <style:text-properties style:text-position="-33% 8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Pv4 Datagram Fragmentation and Delays</text:h>
      <table:table table:name="Table1" table:style-name="Table1">
        <table:table-column table:style-name="Table1.A" table:number-columns-repeated="2"/>
        <table:table-row table:style-name="TableLine94131188357216">
          <table:table-cell table:style-name="Table1.A1" office:value-type="string">
            <text:p text:style-name="Table_20_Contents"><text:span text:style-name="Strong_20_Emphasis">Why IPv4 Datagram Fragmentation required?</text:span></text:p>
          </table:table-cell>
          <table:table-cell table:style-name="Table1.A1" office:value-type="string">
            <text:p text:style-name="Table_20_Contents">Different Networks may have different maximum transmission unit (MTU)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Line94131188357216">
          <table:table-cell table:style-name="Table1.A1" office:value-type="string">
            <text:p text:style-name="Table_20_Contents"><text:span text:style-name="Strong_20_Emphasis">How is Fragmentation done?</text:span></text:p>
          </table:table-cell>
          <table:table-cell table:style-name="Table1.A1" office:value-type="string">
            <text:p text:style-name="Table_20_Contents">When a packet is received at the router, destination address is examined and MTU is determined.</text:p>
            <text:p text:style-name="Table_20_Contents"/>
            <text:p text:style-name="Table_20_Contents"/>
            <text:p text:style-name="Table_20_Contents">If size of the packet is bigger than the MTU, and the ‘Do not Fragment (DF)’ bit is set to 0 in header, then the packet is fragmented into parts and sent one by one. </text:p>
            <text:p text:style-name="Table_20_Contents"/>
            <text:p text:style-name="Table_20_Contents">The maximum size of each fragment is the MTU minus the IP header size </text:p>
            <text:p text:style-name="Table_20_Contents"/>
            <text:p text:style-name="P1">ip header size is from 20 to 60 Bytes</text:p>
            <text:p text:style-name="P1"/>
            <text:p text:style-name="P1"/>
            <text:p text:style-name="P1">Each fragment is converted to a packet</text:p>
            <text:p text:style-name="P1"/>
            <text:p text:style-name="P1">the following changes happen in the datagram header:</text:p>
            <text:p text:style-name="P1"/>
            <text:p text:style-name="P1">The total length field is changed to the size of the fragment.</text:p>
            <text:p text:style-name="P1"/>
            <text:p text:style-name="P1">The More Fragment bit (MF bit) is set for all the fragment packets except the last one.</text:p>
            <text:p text:style-name="P1"/>
            <text:p text:style-name="P1">The fragment offset field is set, based on the number of fragment that is being set and the MTU.</text:p>
            <text:p text:style-name="P1"/>
            <text:p text:style-name="P1">Header Checksum is re-calculated.</text:p>
            <text:p text:style-name="P1"/>
            <text:p text:style-name="P1">all fragments would be having same identification number</text:p>
            <text:p text:style-name="P1"/>
            <text:p text:style-name="P1"/>
          </table:table-cell>
        </table:table-row>
        <table:table-row table:style-name="TableLine94131188357216">
          <table:table-cell table:style-name="Table1.A1" office:value-type="string">
            <text:p text:style-name="Table_20_Contents"><text:span text:style-name="Strong_20_Emphasis">Delays</text:span></text:p>
          </table:table-cell>
          <table:table-cell table:style-name="Table1.A1" office:value-type="string">
            <text:p text:style-name="Table_20_Contents">Processing delay: Time taken by the routers to process the data packet header.</text:p>
          </table:table-cell>
        </table:table-row>
        <table:table-row table:style-name="TableLine941311883572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Queuing delay: Time taken by the data packet in routing queues.</text:p>
          </table:table-cell>
        </table:table-row>
        <table:table-row table:style-name="TableLine941311883572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Transmission delay: Time taken to load a data packet onto the transmission channel</text:p>
            <text:p text:style-name="Table_20_Contents"/>
            <text:p text:style-name="Table_20_Contents"><text:soft-page-break/>D<text:span text:style-name="T1">t</text:span> = N/R</text:p>
            <text:p text:style-name="Table_20_Contents"/>
            <text:p text:style-name="Table_20_Contents">N: Number of bits to be transmitted</text:p>
            <text:p text:style-name="Table_20_Contents"/>
            <text:p text:style-name="Table_20_Contents">R: Rate or transmission speed of the channel</text:p>
          </table:table-cell>
        </table:table-row>
        <table:table-row table:style-name="TableLine941311883572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Propagation delay – Time taken by the data packet to reach from source to destination</text:p>
            <text:p text:style-name="Table_20_Contents"/>
            <text:p text:style-name="Table_20_Contents">D<text:span text:style-name="T1">p</text:span> = D/S,</text:p>
            <text:p text:style-name="Table_20_Contents"/>
            <text:p text:style-name="Table_20_Contents">D: Distance between the source and the destination</text:p>
            <text:p text:style-name="Table_20_Contents">S: is the speed of propagation</text:p>
          </table:table-cell>
        </table:table-row>
        <table:table-row table:style-name="TableLine941311883572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311883572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311883572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311883572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311883572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311883572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311883572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311883572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311883572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311883572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311883572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311883572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09:00:33.697539976</meta:creation-date>
    <dc:date>2022-01-11T09:10:24.339708510</dc:date>
    <meta:editing-duration>PT9M41S</meta:editing-duration>
    <meta:editing-cycles>26</meta:editing-cycles>
    <meta:generator>LibreOffice/6.4.7.2$Linux_X86_64 LibreOffice_project/40$Build-2</meta:generator>
    <meta:document-statistic meta:table-count="1" meta:image-count="0" meta:object-count="0" meta:page-count="2" meta:paragraph-count="26" meta:word-count="259" meta:character-count="1456" meta:non-whitespace-character-count="1220"/>
  </office:meta>
</office:document-meta>
</file>